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REASONS FOR THE PROVERBS (1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REASONS FOR THE PROVERBS (1:1-7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o grasp wisdom and discipline (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o receive guidance and understand deep thoughts (1:3, 5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o give insight to the immature and mature alike (1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1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REASONS FOR THE PROVERBS (1:1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RECIPIENTS OF THE PROVERBS (1:8-3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THE RECIPIENTS OF THE PROVERBS (1:8-33):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Advice regarding wicked companions (1:8-19):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Advice regarding wicked companions (1:8-19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y terrorize others (1:8-17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trap themselves and rob themselves of life (1:18-19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CIPIENTS OF THE PROVERBS (1:8-3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dvice regarding wicked companions (1:8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Advice regarding wisdom's counsel (1:20-3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dvice regarding wisdom's counsel (1:20-33):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r call (1:20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r condemnation (1:22-3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r consolation (1:3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RECIPIENTS OF THE PROVERBS (1:8-3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dvice regarding wicked companions (1:8-1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dvice regarding wisdom's counsel (1:20-3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ROVERBS 1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REASONS FOR THE PROVERBS (1:1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RECIPIENTS OF THE PROVERBS (1:8-3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</dc:title>
    <meta:initial-creator>David STRICKLAND</meta:initial-creator>
    <dc:creator>David STRICKLAND</dc:creator>
    <meta:creation-date>2020-02-22T19:31:23Z</meta:creation-date>
    <dc:date>2020-02-22T19:31:23Z</dc:date>
    <meta:template xlink:href="BibleStudy" xlink:type="simple"/>
    <meta:editing-cycles>1</meta:editing-cycles>
    <meta:editing-duration>PT0S</meta:editing-duration>
    <meta:document-statistic meta:paragraph-count="27" meta:word-count="215"/>
  </office:meta>
</office:document-meta>
</file>